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5bcb1" officeooo:paragraph-rsid="0025bcb1"/>
    </style:style>
    <style:style style:name="P2" style:family="paragraph" style:parent-style-name="Standard">
      <style:text-properties officeooo:rsid="0025bcb1" officeooo:paragraph-rsid="0025bcb1"/>
    </style:style>
    <style:style style:name="P3" style:family="paragraph" style:parent-style-name="Standard">
      <style:text-properties officeooo:rsid="0025bcb1" officeooo:paragraph-rsid="0029fbee"/>
    </style:style>
    <style:style style:name="P4" style:family="paragraph" style:parent-style-name="Standard">
      <style:text-properties officeooo:rsid="0025bcb1" officeooo:paragraph-rsid="002b5559"/>
    </style:style>
    <style:style style:name="P5" style:family="paragraph" style:parent-style-name="Standard">
      <style:text-properties officeooo:rsid="0025bcb1" officeooo:paragraph-rsid="003005fa"/>
    </style:style>
    <style:style style:name="P6" style:family="paragraph" style:parent-style-name="Standard">
      <style:text-properties officeooo:rsid="0028afd3" officeooo:paragraph-rsid="0028afd3"/>
    </style:style>
    <style:style style:name="P7" style:family="paragraph" style:parent-style-name="Standard">
      <style:paragraph-properties fo:text-align="start" style:justify-single-word="false"/>
      <style:text-properties fo:font-style="italic" fo:font-weight="bold" officeooo:rsid="0025bcb1" officeooo:paragraph-rsid="002b5559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25bcb1" officeooo:paragraph-rsid="003005fa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officeooo:rsid="0029fbee" officeooo:paragraph-rsid="0029fbee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29fbee" officeooo:paragraph-rsid="002a1a4b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fo:font-weight="bold" officeooo:rsid="0029fbee" officeooo:paragraph-rsid="003005fa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fo:font-weight="bold" officeooo:rsid="002a1a4b" officeooo:paragraph-rsid="002a1a4b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italic" fo:font-weight="bold" officeooo:rsid="003005fa" officeooo:paragraph-rsid="003005fa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italic" fo:font-weight="bold" officeooo:rsid="00312c01" officeooo:paragraph-rsid="00312c01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italic" fo:font-weight="bold" officeooo:rsid="003259f3" officeooo:paragraph-rsid="003259f3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rsid="0029fbee" officeooo:paragraph-rsid="0029fbee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25bcb1" officeooo:paragraph-rsid="002d4746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25bcb1" officeooo:paragraph-rsid="003005f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874in"/>
        </style:tab-stops>
      </style:paragraph-properties>
      <style:text-properties fo:font-style="normal" fo:font-weight="normal" officeooo:rsid="0025bcb1" officeooo:paragraph-rsid="003005fa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3259f3" officeooo:paragraph-rsid="003259f3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259f3" officeooo:paragraph-rsid="003259f3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2d4746"/>
    </style:style>
    <style:style style:name="T1" style:family="text">
      <style:text-properties officeooo:rsid="00274771"/>
    </style:style>
    <style:style style:name="T2" style:family="text">
      <style:text-properties officeooo:rsid="0028afd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9fbe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fbee" style:font-style-asian="italic" style:font-style-complex="italic"/>
    </style:style>
    <style:style style:name="T7" style:family="text">
      <style:text-properties fo:font-style="italic" officeooo:rsid="002a1a4b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9fbee" style:font-style-asian="italic" style:font-weight-asian="bold" style:font-style-complex="italic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8afd3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b5559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312c01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a1a4b" style:font-weight-asian="normal" style:font-weight-complex="normal"/>
    </style:style>
    <style:style style:name="T16" style:family="text">
      <style:text-properties fo:font-weight="normal" officeooo:rsid="003005fa" style:font-weight-asian="normal" style:font-weight-complex="normal"/>
    </style:style>
    <style:style style:name="T17" style:family="text">
      <style:text-properties officeooo:rsid="002d4746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5bcb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d474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259f3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3259f3" style:font-style-asian="normal" style:font-style-complex="normal"/>
    </style:style>
    <style:style style:name="T24" style:family="text">
      <style:text-properties officeooo:rsid="002f0a95"/>
    </style:style>
    <style:style style:name="T25" style:family="text">
      <style:text-properties officeooo:rsid="003005fa"/>
    </style:style>
    <style:style style:name="T26" style:family="text">
      <style:text-properties officeooo:rsid="003259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<text:s/><text:tab/><text:tab/><text:tab/></text:span><text:span text:style-name="T10">User </text:span><text:span text:style-name="T11">Collection</text:span></text:p>
      <text:p text:style-name="P3"><text:span text:style-name="T9">Schema;</text:span><text:line-break/>_id <text:tab/><text:tab/><text:tab/><text:tab/><text:tab/>: <text:span text:style-name="T1">String, Unique. <text:s/>Ether address 0x094918...</text:span></text:p>
      <text:p text:style-name="P1">firstName<text:tab/><text:tab/><text:tab/><text:tab/>: <text:span text:style-name="T1">String. <text:tab/> <text:s text:c="2"/></text:span></text:p>
      <text:p text:style-name="P3">lastName<text:tab/><text:tab/><text:tab/><text:tab/>: <text:span text:style-name="T1">String. <text:tab/> <text:s text:c="2"/></text:span></text:p>
      <text:p text:style-name="P3"><text:span text:style-name="T4">Password<text:tab/><text:tab/><text:tab/><text:tab/>: String, Unique. <text:s/>Hashed password, using Bcrypt. </text:span></text:p>
      <text:p text:style-name="P1">email: <text:tab/><text:tab/><text:tab/><text:tab/><text:tab/>: <text:span text:style-name="T1">String, Unique. Require correct format, will email confirm</text:span></text:p>
      <text:p text:style-name="P16">authyID:<text:tab/><text:tab/><text:tab/><text:tab/>: String. <text:s/>2FA ID</text:p>
      <text:p text:style-name="P1">dateOfBirth: <text:tab/><text:tab/><text:tab/><text:tab/>: <text:span text:style-name="T1">Number. <text:s/>Epoch </text:span></text:p>
      <text:p text:style-name="P1">homeAddress: <text:tab/><text:tab/><text:tab/>: <text:span text:style-name="T1">String. Address lookup in specified country, ensure valid</text:span></text:p>
      <text:p text:style-name="P6">country: <text:tab/><text:tab/><text:tab/><text:tab/>: String.</text:p>
      <text:p text:style-name="P1">idVerified: <text:tab/><text:tab/> <text:tab/><text:tab/>: <text:span text:style-name="T2">Boolean. <text:s/></text:span></text:p>
      <text:p text:style-name="P1">AccessLevel: <text:tab/><text:tab/><text:tab/><text:tab/>: <text:span text:style-name="T2">Number</text:span></text:p>
      <text:p text:style-name="P1">assetsFunded: <text:tab/><text:tab/><text:tab/><text:tab/>: <text:span text:style-name="T2">[AssetsFunded]. <text:s/>Array of ether asset addresses</text:span></text:p>
      <text:p text:style-name="P1">stakes: <text:tab/><text:tab/><text:tab/><text:tab/>: <text:span text:style-name="T2">[String]. Array of stake ether addresses</text:span></text:p>
      <text:p text:style-name="P1"/>
      <text:p text:style-name="P9">Functions;<text:span text:style-name="T14"><text:line-break/>updateUserAddress</text:span><text:span text:style-name="T15">()</text:span></text:p>
      <text:p text:style-name="P9"><text:span text:style-name="T15">updateUserFirstName()</text:span></text:p>
      <text:p text:style-name="P9"><text:span text:style-name="T15">updateUserLastName()</text:span></text:p>
      <text:p text:style-name="P12"><text:span text:style-name="T15">u</text:span><text:span text:style-name="T14">pdateUserPassword() <text:tab/><text:tab/><text:tab/>- TODO</text:span></text:p>
      <text:p text:style-name="P9"><text:span text:style-name="T15">updateUserEmail()</text:span></text:p>
      <text:p text:style-name="P10"><text:span text:style-name="T15">updateUserAuthyID() <text:tab/><text:tab/><text:tab/>- TODO</text:span></text:p>
      <text:p text:style-name="P9"><text:span text:style-name="T15">updateUserDateOfBirth()</text:span></text:p>
      <text:p text:style-name="P9"><text:span text:style-name="T15">updateUserHomeAddress()</text:span></text:p>
      <text:p text:style-name="P9"><text:span text:style-name="T15">updateUserIdVerified()</text:span></text:p>
      <text:p text:style-name="P9"><text:span text:style-name="T15">updateUserAccessLevel()</text:span></text:p>
      <text:p text:style-name="P9"><text:span text:style-name="T15">addUsersAssetsFunded()</text:span></text:p>
      <text:p text:style-name="P9"><text:span text:style-name="T15">removeUsersAssetsFunded()</text:span></text:p>
      <text:p text:style-name="P9"><text:span text:style-name="T15">deleteUser()</text:span></text:p>
      <text:p text:style-name="P9"><text:span text:style-name="T15">updateUserStakes()</text:span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4"><text:soft-page-break/><text:span text:style-name="T3"><text:s/><text:tab/><text:tab/><text:tab/></text:span><text:span text:style-name="T12">Assets</text:span><text:span text:style-name="T10"> </text:span><text:span text:style-name="T11">Collection</text:span></text:p>
      <text:p text:style-name="P7"><text:span text:style-name="T4">Schema;</text:span></text:p>
      <text:p text:style-name="P17">_id:<text:tab/><text:tab/><text:tab/><text:tab/><text:tab/>:<text:span text:style-name="T17">String, Unique. <text:s/>Ether address 0x0f.a…..</text:span></text:p>
      <text:p text:style-name="P17">creatorAddress: <text:tab/><text:tab/><text:tab/>:<text:span text:style-name="T17">String. Ether address of user who created listing.</text:span></text:p>
      <text:p text:style-name="P17">geoLocation: <text:tab/><text:tab/><text:tab/><text:tab/>:<text:span text:style-name="T17">String? Co-Ordinates of location</text:span></text:p>
      <text:p text:style-name="P17">description: <text:tab/><text:tab/><text:tab/><text:tab/>:<text:span text:style-name="T17">String. Description of asset</text:span></text:p>
      <text:p text:style-name="P17">image: <text:tab/><text:tab/><text:tab/><text:tab/>:<text:span text:style-name="T17">[String]. <text:s/>Array of string paths to images of asset.</text:span><text:tab/><text:tab/><text:tab/></text:p>
      <text:p text:style-name="P17">fundingRequired: <text:tab/><text:tab/><text:tab/>:<text:span text:style-name="T17">Number.</text:span></text:p>
      <text:p text:style-name="P17">fundingRecieved: <text:tab/><text:tab/><text:tab/>:<text:span text:style-name="T17">Number.</text:span></text:p>
      <text:p text:style-name="P22"><text:span text:style-name="T19">fundingDeadline: <text:tab/><text:tab/><text:tab/>:</text:span><text:span text:style-name="T20">Number. Epoch time.</text:span></text:p>
      <text:p text:style-name="P17">fundingCompleted: <text:tab/><text:tab/><text:tab/>:<text:span text:style-name="T17">Boolean</text:span></text:p>
      <text:p text:style-name="P17">funders: <text:tab/><text:tab/><text:tab/><text:tab/>:<text:span text:style-name="T17">[String]. <text:s/>Array of ether addresses.</text:span></text:p>
      <text:p text:style-name="P17">FunderOwnership:<text:tab/><text:tab/><text:tab/>:<text:span text:style-name="T24">[Number]. <text:s/>Associated % ownership to address</text:span></text:p>
      <text:p text:style-name="P18">live: <text:tab/><text:tab/><text:tab/><text:tab/><text:tab/>:<text:span text:style-name="T24">Boolean. <text:s/>Whether it is active.</text:span></text:p>
      <text:p text:style-name="P18"><text:span text:style-name="T25">RevenueGenerated:<text:tab/><text:tab/><text:tab/>:Number. <text:s/><text:tab/>-TODO</text:span></text:p>
      <text:p text:style-name="P18"/>
      <text:p text:style-name="P18"/>
      <text:p text:style-name="P19"/>
      <text:p text:style-name="P18"><text:span text:style-name="T9">Functions;</text:span><text:span text:style-name="T6"><text:line-break/>updateAssetFundingRecieved</text:span><text:span text:style-name="T7">()</text:span></text:p>
      <text:p text:style-name="P11"><text:span text:style-name="T15">updateAssetEthAddress</text:span><text:span text:style-name="T16">()</text:span></text:p>
      <text:p text:style-name="P11"><text:span text:style-name="T16">updateAssetCreatorAddress()</text:span></text:p>
      <text:p text:style-name="P13"><text:span text:style-name="T14">updateAssetGeoLocation()</text:span></text:p>
      <text:p text:style-name="P13"><text:span text:style-name="T14">updateAssetDescription()</text:span></text:p>
      <text:p text:style-name="P13"><text:span text:style-name="T14">addAssetImage()</text:span></text:p>
      <text:p text:style-name="P13"><text:span text:style-name="T14">updateAssetImage()</text:span></text:p>
      <text:p text:style-name="P13"><text:span text:style-name="T14">removeAssetImage()</text:span></text:p>
      <text:p text:style-name="P13"><text:span text:style-name="T14">updateAssetFundingRequired()</text:span></text:p>
      <text:p text:style-name="P13"><text:span text:style-name="T14">updateAssetFundingDeadline()</text:span></text:p>
      <text:p text:style-name="P13"><text:span text:style-name="T14">updateAssetFundingComplete()</text:span></text:p>
      <text:p text:style-name="P13"><text:span text:style-name="T14">updateAssetLive()</text:span></text:p>
      <text:p text:style-name="P13"><text:span text:style-name="T14">removeAsset()</text:span></text:p>
      <text:p text:style-name="P13"><text:span text:style-name="T14">addAssetFunder()</text:span></text:p>
      <text:p text:style-name="P13"><text:span text:style-name="T14">updateAssetFunderAddress()</text:span></text:p>
      <text:p text:style-name="P13"><text:span text:style-name="T14">updateAssetFunderOwnership()</text:span></text:p>
      <text:p text:style-name="P13"><text:span text:style-name="T14">removeAssetFunderAndOwnershipStake()</text:span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5"><text:soft-page-break/><text:span text:style-name="T3"><text:tab/><text:tab/><text:tab/><text:tab/></text:span><text:span text:style-name="T13">Stake</text:span><text:span text:style-name="T10"> </text:span><text:span text:style-name="T11">Collection</text:span></text:p>
      <text:p text:style-name="P8"><text:span text:style-name="T4">Schema;</text:span></text:p>
      <text:p text:style-name="P18">_id:<text:tab/><text:tab/><text:tab/><text:tab/><text:tab/>:<text:span text:style-name="T17">String, Unique. <text:s/>Ether address 0x0f.a…..</text:span></text:p>
      <text:p text:style-name="P18"><text:span text:style-name="T14">period: <text:tab/><text:tab/><text:tab/><text:tab/>:</text:span><text:span text:style-name="T25">Number</text:span><text:span text:style-name="T14"> </text:span></text:p>
      <text:p text:style-name="P18">unlockTime: <text:tab/><text:tab/><text:tab/><text:tab/>:<text:span text:style-name="T25">Number. Epoch</text:span></text:p>
      <text:p text:style-name="P18">creationTime: <text:tab/><text:tab/><text:tab/><text:tab/>:<text:span text:style-name="T25">Number, Epoch</text:span></text:p>
      <text:p text:style-name="P18">maxMultiplier:<text:tab/><text:tab/><text:tab/>:<text:span text:style-name="T25">Number</text:span> </text:p>
      <text:p text:style-name="P18">userStakes :<text:tab/><text:tab/><text:tab/><text:tab/>:<text:span text:style-name="T25">[]. <text:s/>Weird object <text:s/>-TODO</text:span></text:p>
      <text:p text:style-name="P18"/>
      <text:p text:style-name="P14">Functions;<text:line-break/><text:span text:style-name="T18">removeStake()</text:span></text:p>
      <text:p text:style-name="P14"><text:span text:style-name="T18">updateStakePeriod()</text:span></text:p>
      <text:p text:style-name="P14"><text:span text:style-name="T18">updateUnlockTime()</text:span></text:p>
      <text:p text:style-name="P14"><text:span text:style-name="T18">updateCreationTime()</text:span></text:p>
      <text:p text:style-name="P14"><text:span text:style-name="T18">updateMaxMultiplier()</text:span></text:p>
      <text:p text:style-name="P14"><text:span text:style-name="T18">deleteUserStake()</text:span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Password <text:span text:style-name="T26">S</text:span>alting;<text:span text:style-name="T18"><text:line-break/>generatePasswordSalt</text:span><text:span text:style-name="T21">()</text:span></text:p>
      <text:p text:style-name="P14"><text:span text:style-name="T21">validatePasswordHash()</text:span></text:p>
      <text:p text:style-name="P14"><text:span text:style-name="T21">grabUsersPasswordHash()</text:span></text:p>
      <text:p text:style-name="P14"><text:span text:style-name="T21"/></text:p>
      <text:p text:style-name="P15">Authy; - TODO </text:p>
      <text:p text:style-name="P20">sendAuthyToken()</text:p>
      <text:p text:style-name="P20"><text:line-break/><text:span text:style-name="T8">Getters;</text:span></text:p>
      <text:p text:style-name="P21">getUserEthAddressFromEmail()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5:49:45.164390602</meta:creation-date>
    <dc:date>2017-12-30T18:03:30.875990418</dc:date>
    <meta:editing-duration>PT1H16M11S</meta:editing-duration>
    <meta:editing-cycles>10</meta:editing-cycles>
    <meta:generator>LibreOffice/5.4.2.2$Linux_X86_64 LibreOffice_project/22b09f6418e8c2d508a9eaf86b2399209b0990f4</meta:generator>
    <meta:document-statistic meta:table-count="0" meta:image-count="0" meta:object-count="0" meta:page-count="3" meta:paragraph-count="81" meta:word-count="228" meta:character-count="2450" meta:non-whitespace-character-count="2134"/>
  </office:meta>
</office:document-meta>
</file>